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2.3071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0.9055in"/>
    </style:style>
    <style:style style:name="co8" style:family="table-column">
      <style:table-column-properties fo:break-before="auto" style:column-width="1.1228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2.0346in"/>
    </style:style>
    <style:style style:name="co13" style:family="table-column">
      <style:table-column-properties fo:break-before="auto" style:column-width="2.3098in"/>
    </style:style>
    <style:style style:name="co14" style:family="table-column">
      <style:table-column-properties fo:break-before="auto" style:column-width="1.8193in"/>
    </style:style>
    <style:style style:name="co15" style:family="table-column">
      <style:table-column-properties fo:break-before="auto" style:column-width="2.2008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61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Menlo" fo:font-size="8pt" style:font-size-asian="8pt" style:font-size-complex="8pt"/>
    </style:style>
    <style:style style:name="ce21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4"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ackground-color="transparent"/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ff66"/>
      <style:text-properties fo:color="#000000"/>
    </style:style>
    <style:style style:name="ce29" style:family="table-cell" style:parent-style-name="Default">
      <style:table-cell-properties fo:background-color="#00ff66"/>
    </style:style>
    <style:style style:name="ce30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.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.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.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.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.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.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.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.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.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.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.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.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.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.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.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.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.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.9</text:p>
          </table:table-cell>
          <table:table-cell table:formula="of:=[.I17]/24" office:value-type="float" office:value="4.953614491" calcext:value-type="float">
            <text:p>4.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6" table:default-cell-style-name="ce25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2" table:visibility="collapse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1" table:visibility="collapse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2" table:visibility="collapse" table:default-cell-style-name="Default"/>
        <table:table-column table:style-name="co14" table:visibility="collapse" table:default-cell-style-name="Default"/>
        <table:table-column table:style-name="co2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nb blocs dans la structure initiale</text:p>
          </table:table-cell>
          <table:table-cell office:value-type="string" calcext:value-type="string">
            <text:p>nb blocs remplissage</text:p>
          </table:table-cell>
          <table:table-cell office:value-type="string" calcext:value-type="string">
            <text:p>nb blocks qu'il reste au final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rang première dia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b blocs deuxième diag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4" calcext:value-type="float">
            <text:p>3814</text:p>
          </table:table-cell>
          <table:table-cell table:style-name="ce30" table:formula="of:=[.F2]^2/[.K2]" office:value-type="float" office:value="364.457524908233" calcext:value-type="float">
            <text:p>364.46</text:p>
          </table:table-cell>
          <table:table-cell table:style-name="ce10" table:formula="of:=[.B2]/[.F2]" office:value-type="float" office:value="6.15776081424936" calcext:value-type="float">
            <text:p>6.2</text:p>
          </table:table-cell>
          <table:table-cell table:style-name="ce10" table:formula="of:=[.C2]/[.F2]" office:value-type="float" office:value="9.56743002544529" calcext:value-type="float">
            <text:p>9.6</text:p>
          </table:table-cell>
          <table:table-cell table:style-name="ce10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30" table:formula="of:=[.Q2]/[.K2]" office:value-type="float" office:value="13.0727722574456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10" table:formula="of:=[.K2]/[.S2]" office:value-type="float" office:value="3.23220338983051" calcext:value-type="float">
            <text:p>3.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.9482612383</text:p>
          </table:table-cell>
          <table:table-cell office:value-type="float" office:value="2741" calcext:value-type="float">
            <text:p>2741</text:p>
          </table:table-cell>
          <table:table-cell office:value-type="float" office:value="6518" calcext:value-type="float">
            <text:p>6518</text:p>
          </table:table-cell>
          <table:table-cell office:value-type="float" office:value="4348" calcext:value-type="float">
            <text:p>4348</text:p>
          </table:table-cell>
          <table:table-cell table:formula="of:=[.Y2]/[.X2]" office:value-type="float" office:value="2.37796424662532" calcext:value-type="float">
            <text:p>2.3779642466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0.10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s</text:p>
          </table:table-cell>
          <table:table-cell/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6" calcext:value-type="float">
            <text:p>4996</text:p>
          </table:table-cell>
          <table:table-cell table:style-name="ce30" table:formula="of:=[.F3]^2/[.K3]" office:value-type="float" office:value="370.216172938351" calcext:value-type="float">
            <text:p>370.22</text:p>
          </table:table-cell>
          <table:table-cell table:style-name="ce10" table:formula="of:=[.B3]/[.F3]" office:value-type="float" office:value="5.33823529411765" calcext:value-type="float">
            <text:p>5.3</text:p>
          </table:table-cell>
          <table:table-cell table:style-name="ce10" table:formula="of:=[.C3]/[.F3]" office:value-type="float" office:value="8.29411764705882" calcext:value-type="float">
            <text:p>8.3</text:p>
          </table:table-cell>
          <table:table-cell table:style-name="ce10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30" table:formula="of:=[.Q3]/[.K3]" office:value-type="float" office:value="10.0250434639949" calcext:value-type="float">
            <text:p>10.03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10" table:formula="of:=[.K3]/[.S3]" office:value-type="float" office:value="5.18257261410788" calcext:value-type="float">
            <text:p>5.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.9551470588</text:p>
          </table:table-cell>
          <table:table-cell office:value-type="float" office:value="3273" calcext:value-type="float">
            <text:p>3273</text:p>
          </table:table-cell>
          <table:table-cell office:value-type="float" office:value="21719" calcext:value-type="float">
            <text:p>21719</text:p>
          </table:table-cell>
          <table:table-cell office:value-type="float" office:value="15191" calcext:value-type="float">
            <text:p>15191</text:p>
          </table:table-cell>
          <table:table-cell table:formula="of:=[.Y3]/[.X3]" office:value-type="float" office:value="6.63580812710052" calcext:value-type="float">
            <text:p>6.6358081271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0.063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2s</text:p>
          </table:table-cell>
          <table:table-cell/>
        </table:table-row>
        <table:table-row table:style-name="ro1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3" table:formula="of:=[.B4]*[.C4]/[.D4]" office:value-type="float" office:value="6361.75546324725" calcext:value-type="float">
            <text:p>6,361.76</text:p>
          </table:table-cell>
          <table:table-cell office:value-type="float" office:value="11407" calcext:value-type="float">
            <text:p>11407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5" calcext:value-type="float">
            <text:p>10545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0" calcext:value-type="float">
            <text:p>45090</text:p>
          </table:table-cell>
          <table:table-cell table:style-name="ce30" table:formula="of:=[.F4]^2/[.K4]" office:value-type="float" office:value="2885.77620314926" calcext:value-type="float">
            <text:p>2,885.78</text:p>
          </table:table-cell>
          <table:table-cell table:style-name="ce10" table:formula="of:=[.B4]/[.F4]" office:value-type="float" office:value="1.6673972122381" calcext:value-type="float">
            <text:p>1.7</text:p>
          </table:table-cell>
          <table:table-cell table:style-name="ce10" table:formula="of:=[.C4]/[.F4]" office:value-type="float" office:value="3.89655474708512" calcext:value-type="float">
            <text:p>3.9</text:p>
          </table:table-cell>
          <table:table-cell table:style-name="ce10" table:formula="of:=[.M4]*[.N4]" office:value-type="float" office:value="6.49710452262287" calcext:value-type="float">
            <text:p>6.5</text:p>
          </table:table-cell>
          <table:table-cell table:formula="of:=1 - (1-1/[.E4])^[.O4]" office:value-type="float" office:value="0.00102083429528166" calcext:value-type="float">
            <text:p>0.0010208343</text:p>
          </table:table-cell>
          <table:table-cell table:style-name="ce9" table:formula="of:=[.F4]^2*[.P4]" office:value-type="float" office:value="132830.600189212" calcext:value-type="float">
            <text:p>132831</text:p>
          </table:table-cell>
          <table:table-cell table:style-name="ce30" table:formula="of:=[.Q4]/[.K4]" office:value-type="float" office:value="2.94589931668245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42919656969" calcext:value-type="float">
            <text:p>1.95742919656969E-005</text:p>
          </table:table-cell>
          <table:table-cell table:style-name="ce10" table:formula="of:=[.K4]/[.S4]" office:value-type="float" office:value="17.7031802120141" calcext:value-type="float">
            <text:p>17.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824669062856" calcext:value-type="float">
            <text:p>0.9998246691</text:p>
          </table:table-cell>
          <table:table-cell office:value-type="float" office:value="24188" calcext:value-type="float">
            <text:p>24188</text:p>
          </table:table-cell>
          <table:table-cell office:value-type="float" office:value="29227" calcext:value-type="float">
            <text:p>29227</text:p>
          </table:table-cell>
          <table:table-cell office:value-type="float" office:value="14613" calcext:value-type="float">
            <text:p>14613</text:p>
          </table:table-cell>
          <table:table-cell table:formula="of:=[.Y4]/[.X4]" office:value-type="float" office:value="1.20832644286423" calcext:value-type="float">
            <text:p>1.2083264429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0.157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173s</text:p>
          </table:table-cell>
          <table:table-cell/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3" table:formula="of:=[.B5]*[.C5]/[.D5]" office:value-type="float" office:value="9256.60895172537" calcext:value-type="float">
            <text:p>9,256.61</text:p>
          </table:table-cell>
          <table:table-cell office:value-type="float" office:value="12449" calcext:value-type="float">
            <text:p>1244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2" calcext:value-type="float">
            <text:p>12362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18" calcext:value-type="float">
            <text:p>45918</text:p>
          </table:table-cell>
          <table:table-cell table:style-name="ce30" table:formula="of:=[.F5]^2/[.K5]" office:value-type="float" office:value="3375.09475586916" calcext:value-type="float">
            <text:p>3,375.09</text:p>
          </table:table-cell>
          <table:table-cell table:style-name="ce10" table:formula="of:=[.B5]/[.F5]" office:value-type="float" office:value="2.22451602538356" calcext:value-type="float">
            <text:p>2.2</text:p>
          </table:table-cell>
          <table:table-cell table:style-name="ce10" table:formula="of:=[.C5]/[.F5]" office:value-type="float" office:value="5.42959273837256" calcext:value-type="float">
            <text:p>5.4</text:p>
          </table:table-cell>
          <table:table-cell table:style-name="ce10" table:formula="of:=[.M5]*[.N5]" office:value-type="float" office:value="12.078216057816" calcext:value-type="float">
            <text:p>12.1</text:p>
          </table:table-cell>
          <table:table-cell table:formula="of:=1 - (1-1/[.E5])^[.O5]" office:value-type="float" office:value="0.00130404030241338" calcext:value-type="float">
            <text:p>0.0013040403</text:p>
          </table:table-cell>
          <table:table-cell table:style-name="ce9" table:formula="of:=[.F5]^2*[.P5]" office:value-type="float" office:value="202097.03767534" calcext:value-type="float">
            <text:p>202097</text:p>
          </table:table-cell>
          <table:table-cell table:style-name="ce30" table:formula="of:=[.Q5]/[.K5]" office:value-type="float" office:value="4.40125958611742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24634490245" calcext:value-type="float">
            <text:p>1.25824634490245E-006</text:p>
          </table:table-cell>
          <table:table-cell table:style-name="ce10" table:formula="of:=[.K5]/[.S5]" office:value-type="float" office:value="235.476923076923" calcext:value-type="float">
            <text:p>235.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129568640051" calcext:value-type="float">
            <text:p>0.9631295686</text:p>
          </table:table-cell>
          <table:table-cell table:number-columns-repeated="2" office:value-type="float" office:value="24962" calcext:value-type="float">
            <text:p>24962</text:p>
          </table:table-cell>
          <table:table-cell office:value-type="float" office:value="12557" calcext:value-type="float">
            <text:p>12557</text:p>
          </table:table-cell>
          <table:table-cell table:formula="of:=[.Y5]/[.X5]" office:value-type="float" office:value="1" calcext:value-type="float">
            <text:p>1</text:p>
          </table:table-cell>
          <table:table-cell office:value-type="float" office:value="27177" calcext:value-type="float">
            <text:p>27177</text:p>
          </table:table-cell>
          <table:table-cell office:value-type="string" calcext:value-type="string">
            <text:p>47.69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.692s</text:p>
          </table:table-cell>
          <table:table-cell/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3" table:formula="of:=[.B6]*[.C6]/[.D6]" office:value-type="float" office:value="3094.96604566101" calcext:value-type="float">
            <text:p>3,094.97</text:p>
          </table:table-cell>
          <table:table-cell office:value-type="float" office:value="5461" calcext:value-type="float">
            <text:p>5461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6" calcext:value-type="float">
            <text:p>4816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23023" calcext:value-type="float">
            <text:p>23023</text:p>
          </table:table-cell>
          <table:table-cell table:style-name="ce30" table:formula="of:=[.F6]^2/[.K6]" office:value-type="float" office:value="1295.33601181427" calcext:value-type="float">
            <text:p>1,295.34</text:p>
          </table:table-cell>
          <table:table-cell table:style-name="ce10" table:formula="of:=[.B6]/[.F6]" office:value-type="float" office:value="37.7293535982421" calcext:value-type="float">
            <text:p>37.7</text:p>
          </table:table-cell>
          <table:table-cell table:style-name="ce10" table:formula="of:=[.C6]/[.F6]" office:value-type="float" office:value="2.26057498626625" calcext:value-type="float">
            <text:p>2.3</text:p>
          </table:table-cell>
          <table:table-cell table:style-name="ce10" table:formula="of:=[.M6]*[.N6]" office:value-type="float" office:value="85.2900329921806" calcext:value-type="float">
            <text:p>85.3</text:p>
          </table:table-cell>
          <table:table-cell table:formula="of:=1 - (1-1/[.E6])^[.O6]" office:value-type="float" office:value="0.0271857471646249" calcext:value-type="float">
            <text:p>0.0271857472</text:p>
          </table:table-cell>
          <table:table-cell table:style-name="ce9" table:formula="of:=[.F6]^2*[.P6]" office:value-type="float" office:value="810747.515717715" calcext:value-type="float">
            <text:p>810748</text:p>
          </table:table-cell>
          <table:table-cell table:style-name="ce30" table:formula="of:=[.Q6]/[.K6]" office:value-type="float" office:value="35.2146773104163" calcext:value-type="float">
            <text:p>35.2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386014951586" calcext:value-type="float">
            <text:p>7.41386014951586E-005</text:p>
          </table:table-cell>
          <table:table-cell table:style-name="ce10" table:formula="of:=[.K6]/[.S6]" office:value-type="float" office:value="10.4129353233831" calcext:value-type="float">
            <text:p>10.4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985716901666" calcext:value-type="float">
            <text:p>0.9979857169</text:p>
          </table:table-cell>
          <table:table-cell office:value-type="float" office:value="12492" calcext:value-type="float">
            <text:p>12492</text:p>
          </table:table-cell>
          <table:table-cell office:value-type="float" office:value="879639" calcext:value-type="float">
            <text:p>879639</text:p>
          </table:table-cell>
          <table:table-cell office:value-type="float" office:value="80059" calcext:value-type="float">
            <text:p>80059</text:p>
          </table:table-cell>
          <table:table-cell table:formula="of:=[.Y6]/[.X6]" office:value-type="float" office:value="70.4161863592699" calcext:value-type="float">
            <text:p>70.4161863593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13.697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.256s</text:p>
          </table:table-cell>
          <table:table-cell/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20" office:value-type="float" office:value="4562" calcext:value-type="float">
            <text:p>4562</text:p>
          </table:table-cell>
          <table:table-cell table:style-name="ce20" office:value-type="float" office:value="5761" calcext:value-type="float">
            <text:p>5761</text:p>
          </table:table-cell>
          <table:table-cell table:style-name="ce22" office:value-type="float" office:value="2462939" calcext:value-type="float">
            <text:p>2462939</text:p>
          </table:table-cell>
          <table:table-cell table:style-name="ce24" table:formula="of:=[.B7]*[.C7]/[.D7]" office:value-type="float" office:value="10.6708619255288" calcext:value-type="float">
            <text:p>10.67</text:p>
          </table:table-cell>
          <table:table-cell table:style-name="ce26" office:value-type="float" office:value="673" calcext:value-type="float">
            <text:p>67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F7]-[.G7]" office:value-type="float" office:value="668" calcext:value-type="float">
            <text:p>668</text:p>
          </table:table-cell>
          <table:table-cell table:style-name="ce28" table:formula="of:=[.G7]-[.H7]" office:value-type="float" office:value="5" calcext:value-type="float">
            <text:p>5</text:p>
          </table:table-cell>
          <table:table-cell office:value-type="float" office:value="7765" calcext:value-type="float">
            <text:p>7765</text:p>
          </table:table-cell>
          <table:table-cell table:style-name="ce30" table:formula="of:=[.F7]^2/[.K7]" office:value-type="float" office:value="58.3295556986478" calcext:value-type="float">
            <text:p>58.33</text:p>
          </table:table-cell>
          <table:table-cell table:style-name="ce10" table:formula="of:=[.B7]/[.F7]" office:value-type="float" office:value="6.77860326894502" calcext:value-type="float">
            <text:p>6.8</text:p>
          </table:table-cell>
          <table:table-cell table:style-name="ce10" table:formula="of:=[.C7]/[.F7]" office:value-type="float" office:value="8.56017830609212" calcext:value-type="float">
            <text:p>8.6</text:p>
          </table:table-cell>
          <table:table-cell table:style-name="ce10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30" table:formula="of:=[.Q7]/[.K7]" office:value-type="float" office:value="58.136276596026" calcext:value-type="float">
            <text:p>58.14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05</text:p>
          </table:table-cell>
          <table:table-cell table:style-name="ce10" table:formula="of:=[.K7]/[.S7]" office:value-type="float" office:value="337.608695652174" calcext:value-type="float">
            <text:p>337.6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.7518573551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office:value-type="float" office:value="691" calcext:value-type="float">
            <text:p>691</text:p>
          </table:table-cell>
          <table:table-cell table:formula="of:=[.Y7]/[.X7]" office:value-type="float" office:value="1.03061782394751" calcext:value-type="float">
            <text:p>1.0306178239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2.88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76s</text:p>
          </table:table-cell>
          <table:table-cell/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3" table:formula="of:=[.B8]*[.C8]/[.D8]" office:value-type="float" office:value="3094.13891508338" calcext:value-type="float">
            <text:p>3,094.14</text:p>
          </table:table-cell>
          <table:table-cell office:value-type="float" office:value="8426" calcext:value-type="float">
            <text:p>8426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79" calcext:value-type="float">
            <text:p>5579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16" calcext:value-type="float">
            <text:p>40116</text:p>
          </table:table-cell>
          <table:table-cell table:style-name="ce30" table:formula="of:=[.F8]^2/[.K8]" office:value-type="float" office:value="1769.80446704557" calcext:value-type="float">
            <text:p>1,769.80</text:p>
          </table:table-cell>
          <table:table-cell table:style-name="ce10" table:formula="of:=[.B8]/[.F8]" office:value-type="float" office:value="39.6821742226442" calcext:value-type="float">
            <text:p>39.7</text:p>
          </table:table-cell>
          <table:table-cell table:style-name="ce10" table:formula="of:=[.C8]/[.F8]" office:value-type="float" office:value="1.46510799905056" calcext:value-type="float">
            <text:p>1.5</text:p>
          </table:table-cell>
          <table:table-cell table:style-name="ce10" table:formula="of:=[.M8]*[.N8]" office:value-type="float" office:value="58.1386708733139" calcext:value-type="float">
            <text:p>58.1</text:p>
          </table:table-cell>
          <table:table-cell table:formula="of:=1 - (1-1/[.E8])^[.O8]" office:value-type="float" office:value="0.0186174857210696" calcext:value-type="float">
            <text:p>0.0186174857</text:p>
          </table:table-cell>
          <table:table-cell table:style-name="ce9" table:formula="of:=[.F8]^2*[.P8]" office:value-type="float" office:value="1321794.49566198" calcext:value-type="float">
            <text:p>1321794</text:p>
          </table:table-cell>
          <table:table-cell table:style-name="ce30" table:formula="of:=[.Q8]/[.K8]" office:value-type="float" office:value="32.949309394306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529229856" calcext:value-type="float">
            <text:p>0.0001416529</text:p>
          </table:table-cell>
          <table:table-cell table:style-name="ce10" table:formula="of:=[.K8]/[.S8]" office:value-type="float" office:value="3.98886347817441" calcext:value-type="float">
            <text:p>4.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28791834797" calcext:value-type="float">
            <text:p>0.9992879183</text:p>
          </table:table-cell>
          <table:table-cell office:value-type="float" office:value="25046" calcext:value-type="float">
            <text:p>25046</text:p>
          </table:table-cell>
          <table:table-cell office:value-type="float" office:value="1692787" calcext:value-type="float">
            <text:p>1692787</text:p>
          </table:table-cell>
          <table:table-cell office:value-type="float" office:value="523733" calcext:value-type="float">
            <text:p>523733</text:p>
          </table:table-cell>
          <table:table-cell table:formula="of:=[.Y8]/[.X8]" office:value-type="float" office:value="67.5871196997525" calcext:value-type="float">
            <text:p>67.5871196998</text:p>
          </table:table-cell>
          <table:table-cell office:value-type="float" office:value="9265" calcext:value-type="float">
            <text:p>9265</text:p>
          </table:table-cell>
          <table:table-cell office:value-type="string" calcext:value-type="string">
            <text:p>0.554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09s</text:p>
          </table:table-cell>
          <table:table-cell/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3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899" calcext:value-type="float">
            <text:p>165899</text:p>
          </table:table-cell>
          <table:table-cell table:style-name="ce30" table:formula="of:=[.F9]^2/[.K9]" office:value-type="float" office:value="10495.1960469924" calcext:value-type="float">
            <text:p>10,495.20</text:p>
          </table:table-cell>
          <table:table-cell table:style-name="ce10" table:formula="of:=[.B9]/[.F9]" office:value-type="float" office:value="1.19347185275721" calcext:value-type="float">
            <text:p>1.2</text:p>
          </table:table-cell>
          <table:table-cell table:style-name="ce10" table:formula="of:=[.C9]/[.F9]" office:value-type="float" office:value="6.99690847652599" calcext:value-type="float">
            <text:p>7.0</text:p>
          </table:table-cell>
          <table:table-cell table:style-name="ce10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30" table:formula="of:=[.Q9]/[.K9]" office:value-type="float" office:value="6.1481800619554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06</text:p>
          </table:table-cell>
          <table:table-cell table:style-name="ce10" table:formula="of:=[.K9]/[.S9]" office:value-type="float" office:value="35.0589602704987" calcext:value-type="float">
            <text:p>35.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.9999760347</text:p>
          </table:table-cell>
          <table:table-cell office:value-type="float" office:value="83456" calcext:value-type="float">
            <text:p>83456</text:p>
          </table:table-cell>
          <table:table-cell office:value-type="float" office:value="83457" calcext:value-type="float">
            <text:p>83457</text:p>
          </table:table-cell>
          <table:table-cell office:value-type="float" office:value="44095" calcext:value-type="float">
            <text:p>44095</text:p>
          </table:table-cell>
          <table:table-cell table:formula="of:=[.Y9]/[.X9]" office:value-type="float" office:value="1.00001198236196" calcext:value-type="float">
            <text:p>1.0000119824</text:p>
          </table:table-cell>
          <table:table-cell office:value-type="float" office:value="46776" calcext:value-type="float">
            <text:p>46776</text:p>
          </table:table-cell>
          <table:table-cell office:value-type="string" calcext:value-type="string">
            <text:p>0.90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s</text:p>
          </table:table-cell>
          <table:table-cell/>
        </table:table-row>
        <table:table-row table:style-name="ro7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3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5" calcext:value-type="float">
            <text:p>163545</text:p>
          </table:table-cell>
          <table:table-cell table:style-name="ce30" table:formula="of:=[.F10]^2/[.K10]" office:value-type="float" office:value="10389.1185912134" calcext:value-type="float">
            <text:p>10,389.12</text:p>
          </table:table-cell>
          <table:table-cell table:style-name="ce10" table:formula="of:=[.B10]/[.F10]" office:value-type="float" office:value="1.20815138282387" calcext:value-type="float">
            <text:p>1.2</text:p>
          </table:table-cell>
          <table:table-cell table:style-name="ce10" table:formula="of:=[.C10]/[.F10]" office:value-type="float" office:value="7.08296943231441" calcext:value-type="float">
            <text:p>7.1</text:p>
          </table:table-cell>
          <table:table-cell table:style-name="ce10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30" table:formula="of:=[.Q10]/[.K10]" office:value-type="float" office:value="6.2366292346812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10" table:formula="of:=[.K10]/[.S10]" office:value-type="float" office:value="31.5480324074074" calcext:value-type="float">
            <text:p>31.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.9737748666</text:p>
          </table:table-cell>
          <table:table-cell office:value-type="float" office:value="82643" calcext:value-type="float">
            <text:p>82643</text:p>
          </table:table-cell>
          <table:table-cell office:value-type="float" office:value="83003" calcext:value-type="float">
            <text:p>83003</text:p>
          </table:table-cell>
          <table:table-cell office:value-type="float" office:value="44076" calcext:value-type="float">
            <text:p>44076</text:p>
          </table:table-cell>
          <table:table-cell table:formula="of:=[.Y10]/[.X10]" office:value-type="float" office:value="1.00435608581489" calcext:value-type="float">
            <text:p>1.0043560858</text:p>
          </table:table-cell>
          <table:table-cell office:value-type="float" office:value="46416" calcext:value-type="float">
            <text:p>46416</text:p>
          </table:table-cell>
          <table:table-cell office:value-type="string" calcext:value-type="string">
            <text:p>0.90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3s</text:p>
          </table:table-cell>
          <table:table-cell/>
        </table:table-row>
        <table:table-row table:style-name="ro8">
          <table:table-cell table:style-name="ce16" office:value-type="string" calcext:value-type="string">
            <text:p>Homology/mk13.b5.135135x270270.sms.gz</text:p>
          </table:table-cell>
          <table:table-cell table:style-name="ce20" office:value-type="float" office:value="135135" calcext:value-type="float">
            <text:p>135135</text:p>
          </table:table-cell>
          <table:table-cell table:style-name="ce20" office:value-type="float" office:value="270270" calcext:value-type="float">
            <text:p>270270</text:p>
          </table:table-cell>
          <table:table-cell table:style-name="ce22" office:value-type="float" office:value="810810" calcext:value-type="float">
            <text:p>810810</text:p>
          </table:table-cell>
          <table:table-cell table:style-name="ce24" table:formula="of:=[.B11]*[.C11]/[.D11]" office:value-type="float" office:value="45045" calcext:value-type="float">
            <text:p>45,045.00</text:p>
          </table:table-cell>
          <table:table-cell table:style-name="ce27" office:value-type="float" office:value="104462" calcext:value-type="float">
            <text:p>10446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F11]-[.G11]" office:value-type="float" office:value="104462" calcext:value-type="float">
            <text:p>104462</text:p>
          </table:table-cell>
          <table:table-cell table:style-name="ce29" table:formula="of:=[.G11]-[.H11]" office:value-type="float" office:value="0" calcext:value-type="float">
            <text:p>0</text:p>
          </table:table-cell>
          <table:table-cell office:value-type="float" office:value="392176" calcext:value-type="float">
            <text:p>392176</text:p>
          </table:table-cell>
          <table:table-cell table:style-name="ce30" table:formula="of:=[.F11]^2/[.K11]" office:value-type="float" office:value="27825.0312206764" calcext:value-type="float">
            <text:p>27,825.03</text:p>
          </table:table-cell>
          <table:table-cell table:style-name="ce10" table:formula="of:=[.B11]/[.F11]" office:value-type="float" office:value="1.29362830502958" calcext:value-type="float">
            <text:p>1.3</text:p>
          </table:table-cell>
          <table:table-cell table:style-name="ce10" table:formula="of:=[.C11]/[.F11]" office:value-type="float" office:value="2.58725661005916" calcext:value-type="float">
            <text:p>2.6</text:p>
          </table:table-cell>
          <table:table-cell table:style-name="ce10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30" table:formula="of:=[.Q11]/[.K11]" office:value-type="float" office:value="2.06741074842285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010</text:p>
          </table:table-cell>
          <table:table-cell table:style-name="ce10" table:formula="of:=[.K11]/[.S11]" office:value-type="float" office:value="196088" calcext:value-type="float">
            <text:p>196,088.0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.9999904271</text:p>
          </table:table-cell>
          <table:table-cell table:number-columns-repeated="2" office:value-type="float" office:value="204348" calcext:value-type="float">
            <text:p>204348</text:p>
          </table:table-cell>
          <table:table-cell table:formula="of:=1+104462" office:value-type="float" office:value="104463" calcext:value-type="float">
            <text:p>104463</text:p>
          </table:table-cell>
          <table:table-cell table:formula="of:=[.Y11]/[.X11]" office:value-type="float" office:value="1" calcext:value-type="float">
            <text:p>1</text:p>
          </table:table-cell>
          <table:table-cell office:value-type="float" office:value="132223" calcext:value-type="float">
            <text:p>132223</text:p>
          </table:table-cell>
          <table:table-cell office:value-type="string" calcext:value-type="string">
            <text:p>14m22.84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29.459s</text:p>
          </table:table-cell>
          <table:table-cell/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3" table:formula="of:=[.B12]*[.C12]/[.D12]" office:value-type="float" office:value="116550.45079375" calcext:value-type="float">
            <text:p>116,550.45</text:p>
          </table:table-cell>
          <table:table-cell office:value-type="float" office:value="312640" calcext:value-type="float">
            <text:p>312640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0" calcext:value-type="float">
            <text:p>309210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17" calcext:value-type="float">
            <text:p>951917</text:p>
          </table:table-cell>
          <table:table-cell table:style-name="ce30" table:formula="of:=[.F12]^2/[.K12]" office:value-type="float" office:value="102680.979118978" calcext:value-type="float">
            <text:p>102,680.98</text:p>
          </table:table-cell>
          <table:table-cell table:style-name="ce10" table:formula="of:=[.B12]/[.F12]" office:value-type="float" office:value="1.11838216479017" calcext:value-type="float">
            <text:p>1.1</text:p>
          </table:table-cell>
          <table:table-cell table:style-name="ce10" table:formula="of:=[.C12]/[.F12]" office:value-type="float" office:value="1.05792924769703" calcext:value-type="float">
            <text:p>1.1</text:p>
          </table:table-cell>
          <table:table-cell table:style-name="ce10" table:formula="of:=[.M12]*[.N12]" office:value-type="float" office:value="1.18316920223425" calcext:value-type="float">
            <text:p>1.2</text:p>
          </table:table-cell>
          <table:table-cell table:formula="of:=1 - (1-1/[.E12])^[.O12]" office:value-type="float" office:value="0.0000101515546653275" calcext:value-type="float">
            <text:p>1.01515546653275E-005</text:p>
          </table:table-cell>
          <table:table-cell table:style-name="ce9" table:formula="of:=[.F12]^2*[.P12]" office:value-type="float" office:value="992251.220289573" calcext:value-type="float">
            <text:p>992251</text:p>
          </table:table-cell>
          <table:table-cell table:style-name="ce30" table:formula="of:=[.Q12]/[.K12]" office:value-type="float" office:value="1.04237157261565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90945062958" calcext:value-type="float">
            <text:p>1.30790945062958E-007</text:p>
          </table:table-cell>
          <table:table-cell table:style-name="ce10" table:formula="of:=[.K12]/[.S12]" office:value-type="float" office:value="74.4615926157697" calcext:value-type="float">
            <text:p>74.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81678607984" calcext:value-type="float">
            <text:p>0.8676816786</text:p>
          </table:table-cell>
          <table:table-cell office:value-type="float" office:value="333520" calcext:value-type="float">
            <text:p>333520</text:p>
          </table:table-cell>
          <table:table-cell office:value-type="float" office:value="1209501" calcext:value-type="float">
            <text:p>1209501</text:p>
          </table:table-cell>
          <table:table-cell office:value-type="float" office:value="774558" calcext:value-type="float">
            <text:p>774558</text:p>
          </table:table-cell>
          <table:table-cell table:formula="of:=[.Y12]/[.X12]" office:value-type="float" office:value="3.62647217558167" calcext:value-type="float">
            <text:p>3.6264721756</text:p>
          </table:table-cell>
          <table:table-cell office:value-type="float" office:value="319909" calcext:value-type="float">
            <text:p>319909</text:p>
          </table:table-cell>
          <table:table-cell office:value-type="string" calcext:value-type="string">
            <text:p>5.155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5.403s</text:p>
          </table:table-cell>
          <table:table-cell/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88" calcext:value-type="float">
            <text:p>1055588</text:p>
          </table:table-cell>
          <table:table-cell table:style-name="ce30" table:formula="of:=[.F13]^2/[.K13]" office:value-type="float" office:value="31988.1123468626" calcext:value-type="float">
            <text:p>31,988.11</text:p>
          </table:table-cell>
          <table:table-cell table:style-name="ce10" table:formula="of:=[.B13]/[.F13]" office:value-type="float" office:value="1.60255991641089" calcext:value-type="float">
            <text:p>1.6</text:p>
          </table:table-cell>
          <table:table-cell table:style-name="ce10" table:formula="of:=[.C13]/[.F13]" office:value-type="float" office:value="4.6906223470254" calcext:value-type="float">
            <text:p>4.7</text:p>
          </table:table-cell>
          <table:table-cell table:style-name="ce10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30" table:formula="of:=[.Q13]/[.K13]" office:value-type="float" office:value="3.94291863229731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06</text:p>
          </table:table-cell>
          <table:table-cell table:style-name="ce10" table:formula="of:=[.K13]/[.S13]" office:value-type="float" office:value="6.38114409725371" calcext:value-type="float">
            <text:p>6.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.9960763186</text:p>
          </table:table-cell>
          <table:table-cell office:value-type="float" office:value="489431" calcext:value-type="float">
            <text:p>489431</text:p>
          </table:table-cell>
          <table:table-cell office:value-type="float" office:value="114944800" calcext:value-type="float">
            <text:p>114944800</text:p>
          </table:table-cell>
          <table:table-cell office:value-type="float" office:value="88389737" calcext:value-type="float">
            <text:p>88389737</text:p>
          </table:table-cell>
          <table:table-cell table:formula="of:=[.Y13]/[.X13]" office:value-type="float" office:value="234.853942639514" calcext:value-type="float">
            <text:p>234.8539426395</text:p>
          </table:table-cell>
          <table:table-cell office:value-type="float" office:value="246978" calcext:value-type="float">
            <text:p>246978</text:p>
          </table:table-cell>
          <table:table-cell office:value-type="string" calcext:value-type="string">
            <text:p>8.498s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5.285s</text:p>
          </table:table-cell>
          <table:table-cell/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1" calcext:value-type="float">
            <text:p>1038821</text:p>
          </table:table-cell>
          <table:table-cell table:style-name="ce30" table:formula="of:=[.F14]^2/[.K14]" office:value-type="float" office:value="31336.3127776585" calcext:value-type="float">
            <text:p>31,336.31</text:p>
          </table:table-cell>
          <table:table-cell table:style-name="ce10" table:formula="of:=[.B14]/[.F14]" office:value-type="float" office:value="1.63215536735689" calcext:value-type="float">
            <text:p>1.6</text:p>
          </table:table-cell>
          <table:table-cell table:style-name="ce10" table:formula="of:=[.C14]/[.F14]" office:value-type="float" office:value="4.77724692945506" calcext:value-type="float">
            <text:p>4.8</text:p>
          </table:table-cell>
          <table:table-cell table:style-name="ce10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30" table:formula="of:=[.Q14]/[.K14]" office:value-type="float" office:value="4.00654976262245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06</text:p>
          </table:table-cell>
          <table:table-cell table:style-name="ce10" table:formula="of:=[.K14]/[.S14]" office:value-type="float" office:value="6.43539644288608" calcext:value-type="float">
            <text:p>6.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.999988915</text:p>
          </table:table-cell>
          <table:table-cell office:value-type="float" office:value="479960" calcext:value-type="float">
            <text:p>479960</text:p>
          </table:table-cell>
          <table:table-cell office:value-type="float" office:value="166137012" calcext:value-type="float">
            <text:p>166137012</text:p>
          </table:table-cell>
          <table:table-cell office:value-type="float" office:value="119459247" calcext:value-type="float">
            <text:p>119459247</text:p>
          </table:table-cell>
          <table:table-cell table:formula="of:=[.Y14]/[.X14]" office:value-type="float" office:value="346.147620635053" calcext:value-type="float">
            <text:p>346.1476206351</text:p>
          </table:table-cell>
          <table:table-cell office:value-type="float" office:value="247399" calcext:value-type="float">
            <text:p>247399</text:p>
          </table:table-cell>
          <table:table-cell office:value-type="string" calcext:value-type="string">
            <text:p>10.457s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5.236s</text:p>
          </table:table-cell>
          <table:table-cell/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3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6" calcext:value-type="float">
            <text:p>752226</text:p>
          </table:table-cell>
          <table:table-cell table:style-name="ce30" table:formula="of:=[.F15]^2/[.K15]" office:value-type="float" office:value="32005.7490288823" calcext:value-type="float">
            <text:p>32,005.75</text:p>
          </table:table-cell>
          <table:table-cell table:style-name="ce10" table:formula="of:=[.B15]/[.F15]" office:value-type="float" office:value="5.55731714390673" calcext:value-type="float">
            <text:p>5.6</text:p>
          </table:table-cell>
          <table:table-cell table:style-name="ce10" table:formula="of:=[.C15]/[.F15]" office:value-type="float" office:value="8.99595908818468" calcext:value-type="float">
            <text:p>9.0</text:p>
          </table:table-cell>
          <table:table-cell table:style-name="ce10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30" table:formula="of:=[.Q15]/[.K15]" office:value-type="float" office:value="11.2953957077958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06</text:p>
          </table:table-cell>
          <table:table-cell table:style-name="ce10" table:formula="of:=[.K15]/[.S15]" office:value-type="float" office:value="6.61640763121091" calcext:value-type="float">
            <text:p>6.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.9883928514</text:p>
          </table:table-cell>
          <table:table-cell office:value-type="float" office:value="422691" calcext:value-type="float">
            <text:p>422691</text:p>
          </table:table-cell>
          <table:table-cell office:value-type="float" office:value="179461413" calcext:value-type="float">
            <text:p>179461413</text:p>
          </table:table-cell>
          <table:table-cell table:formula="of:=90856095+155163" office:value-type="float" office:value="91011258" calcext:value-type="float">
            <text:p>91011258</text:p>
          </table:table-cell>
          <table:table-cell table:formula="of:=[.Y15]/[.X15]" office:value-type="float" office:value="424.568805581382" calcext:value-type="float">
            <text:p>424.5688055814</text:p>
          </table:table-cell>
          <table:table-cell office:value-type="float" office:value="613401" calcext:value-type="float">
            <text:p>613401</text:p>
          </table:table-cell>
          <table:table-cell office:value-type="string" calcext:value-type="string">
            <text:p>1m59.050s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1m54.279s</text:p>
          </table:table-cell>
          <table:table-cell/>
        </table:table-row>
        <table:table-row table:style-name="ro7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3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57" calcext:value-type="float">
            <text:p>1146857</text:p>
          </table:table-cell>
          <table:table-cell table:style-name="ce30" table:formula="of:=[.F16]^2/[.K16]" office:value-type="float" office:value="32165.939161552" calcext:value-type="float">
            <text:p>32,165.94</text:p>
          </table:table-cell>
          <table:table-cell table:style-name="ce10" table:formula="of:=[.B16]/[.F16]" office:value-type="float" office:value="4.48952709210848" calcext:value-type="float">
            <text:p>4.5</text:p>
          </table:table-cell>
          <table:table-cell table:style-name="ce10" table:formula="of:=[.C16]/[.F16]" office:value-type="float" office:value="7.2674639578897" calcext:value-type="float">
            <text:p>7.3</text:p>
          </table:table-cell>
          <table:table-cell table:style-name="ce10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30" table:formula="of:=[.Q16]/[.K16]" office:value-type="float" office:value="7.40912879565173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06</text:p>
          </table:table-cell>
          <table:table-cell table:style-name="ce10" table:formula="of:=[.K16]/[.S16]" office:value-type="float" office:value="5.67166976578573" calcext:value-type="float">
            <text:p>5.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.9662357407</text:p>
          </table:table-cell>
          <table:table-cell office:value-type="float" office:value="592387" calcext:value-type="float">
            <text:p>592387</text:p>
          </table:table-cell>
          <table:table-cell office:value-type="float" office:value="539720591" calcext:value-type="float">
            <text:p>539720591</text:p>
          </table:table-cell>
          <table:table-cell office:value-type="float" office:value="263524485" calcext:value-type="float">
            <text:p>263524485</text:p>
          </table:table-cell>
          <table:table-cell table:formula="of:=[.Y16]/[.X16]" office:value-type="float" office:value="911.094590191885" calcext:value-type="float">
            <text:p>911.0945901919</text:p>
          </table:table-cell>
          <table:table-cell office:value-type="float" office:value="613476" calcext:value-type="float">
            <text:p>613476</text:p>
          </table:table-cell>
          <table:table-cell office:value-type="string" calcext:value-type="string">
            <text:p>42.378s</text:p>
          </table:table-cell>
          <table:table-cell table:number-columns-repeated="2"/>
          <table:table-cell office:value-type="string" calcext:value-type="string">
            <text:p>27.089s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3" table:formula="of:=[.B17]*[.C17]/[.D17]" office:value-type="float" office:value="68718.7637752077" calcext:value-type="float">
            <text:p>68,718.76</text:p>
          </table:table-cell>
          <table:table-cell office:value-type="float" office:value="190134" calcext:value-type="float">
            <text:p>190134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5" calcext:value-type="float">
            <text:p>116605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30" table:formula="of:=[.F17]^2/[.K17]" office:value-type="float" office:value="38510.1055309303" calcext:value-type="float">
            <text:p>38,510.11</text:p>
          </table:table-cell>
          <table:table-cell table:style-name="ce10" table:formula="of:=[.B17]/[.F17]" office:value-type="float" office:value="51.2598062419136" calcext:value-type="float">
            <text:p>51.3</text:p>
          </table:table-cell>
          <table:table-cell table:style-name="ce10" table:formula="of:=[.C17]/[.F17]" office:value-type="float" office:value="1.44459696845383" calcext:value-type="float">
            <text:p>1.4</text:p>
          </table:table-cell>
          <table:table-cell table:style-name="ce10" table:formula="of:=[.M17]*[.N17]" office:value-type="float" office:value="74.049760700599" calcext:value-type="float">
            <text:p>74.0</text:p>
          </table:table-cell>
          <table:table-cell table:formula="of:=1 - (1-1/[.E17])^[.O17]" office:value-type="float" office:value="0.00107700447468562" calcext:value-type="float">
            <text:p>0.0010770045</text:p>
          </table:table-cell>
          <table:table-cell table:style-name="ce9" table:formula="of:=[.F17]^2*[.P17]" office:value-type="float" office:value="38934721.9426941" calcext:value-type="float">
            <text:p>38934722</text:p>
          </table:table-cell>
          <table:table-cell table:style-name="ce30" table:formula="of:=[.Q17]/[.K17]" office:value-type="float" office:value="41.4755559774273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36026489913" calcext:value-type="float">
            <text:p>7.86436026489913E-006</text:p>
          </table:table-cell>
          <table:table-cell table:style-name="ce10" table:formula="of:=[.K17]/[.S17]" office:value-type="float" office:value="3.30188460239743" calcext:value-type="float">
            <text:p>3.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63183859804" calcext:value-type="float">
            <text:p>0.9999631839</text:p>
          </table:table-cell>
          <table:table-cell office:value-type="float" office:value="606468" calcext:value-type="float">
            <text:p>606468</text:p>
          </table:table-cell>
          <table:table-cell office:value-type="float" office:value="1026975529" calcext:value-type="float">
            <text:p>1026975529</text:p>
          </table:table-cell>
          <table:table-cell table:formula="of:=367145580+190134" office:value-type="float" office:value="367335714" calcext:value-type="float">
            <text:p>367335714</text:p>
          </table:table-cell>
          <table:table-cell table:formula="of:=[.Y17]/[.X17]" office:value-type="float" office:value="1693.37133863617" calcext:value-type="float">
            <text:p>1693.3713386362</text:p>
          </table:table-cell>
          <table:table-cell office:value-type="float" office:value="199352" calcext:value-type="float">
            <text:p>199352</text:p>
          </table:table-cell>
          <table:table-cell office:value-type="string" calcext:value-type="string">
            <text:p>2m34.255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m3.487</text:p>
          </table:table-cell>
          <table:table-cell/>
        </table:table-row>
        <table:table-row table:style-name="ro1" table:number-rows-repeated="104855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0000-00-00T10:25:05.021640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7-23T14:30:09.641650757</dc:date>
    <meta:editing-duration>PT13H44M37S</meta:editing-duration>
    <meta:editing-cycles>54</meta:editing-cycles>
    <meta:generator>LibreOffice/4.1.6.2$Linux_X86_64 LibreOffice_project/410m0$Build-2</meta:generator>
    <dc:creator>Claire Delaplace</dc:creator>
    <meta:document-statistic meta:table-count="2" meta:cell-count="679" meta:object-count="0"/>
  </office:meta>
</office:document-meta>
</file>